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994db" officeooo:paragraph-rsid="001a4ef0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paragraph-rsid="001a4ef0"/>
    </style:style>
    <style:style style:name="P3" style:family="paragraph" style:parent-style-name="Standard">
      <style:paragraph-properties fo:text-align="center" style:justify-single-word="false"/>
      <style:text-properties officeooo:paragraph-rsid="001994db"/>
    </style:style>
    <style:style style:name="P4" style:family="paragraph" style:parent-style-name="Standard">
      <style:paragraph-properties fo:text-align="start" style:justify-single-word="false"/>
      <style:text-properties officeooo:paragraph-rsid="001994db"/>
    </style:style>
    <style:style style:name="T1" style:family="text">
      <style:text-properties fo:font-size="15pt" fo:font-weight="bold" officeooo:rsid="001994db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4ef0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Rapport du proje</text:span><text:span text:style-name="T2">t</text:span></text:p>
      <text:p text:style-name="P3"><text:span text:style-name="T2"/></text:p>
      <text:p text:style-name="P4"><text:span text:style-name="T2"/></text:p>
      <text:p text:style-name="P3"><text:span text:style-name="T2"/></text:p>
      <text:p text:style-name="P2"><text:s text:c="2"/>- planning réel</text:p>
      <text:p text:style-name="P2"><text:s text:c="2"/>- répartition des tâches</text:p>
      <text:p text:style-name="P2"><text:s text:c="2"/>- Pb rencontrés et solutions apportées.</text:p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7T13:55:10.584848179</meta:creation-date>
    <dc:date>2026-01-27T14:34:06.051786943</dc:date>
    <meta:editing-duration>PT1M1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5" meta:word-count="16" meta:character-count="103" meta:non-whitespace-character-count="83"/>
  </office:meta>
</office:document-meta>
</file>